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shapes>
          <draw:frame draw:z-index="0" draw:style-name="gr1" draw:text-style-name="P1" svg:width="15.997cm" svg:height="9.004cm" svg:x="5.728cm" svg:y="0.132cm">
            <draw:object draw:notify-on-update-of-ranges="Q1.A1:Q1.A1 Q1.A2:Q1.A11 Q1.B1:Q1.B1 Q1.B2:Q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table:formula="of:=SUM(8;13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SUM(17;19)"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SUM(19;21)"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Q2" table:style-name="ta1">
        <table:shapes>
          <draw:frame draw:z-index="0" draw:style-name="gr1" draw:text-style-name="P1" svg:width="15.998cm" svg:height="9.004cm" svg:x="4.047cm" svg:y="5.711cm">
            <draw:object draw:notify-on-update-of-ranges="Q2.A1:Q2.A1 Q2.A2:Q2.A11 Q2.B1:Q2.B1 Q2.B2:Q2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0:37:27.135411823</meta:creation-date>
    <dc:date>2024-01-15T11:05:39.718215214</dc:date>
    <meta:editing-duration>PT7M51S</meta:editing-duration>
    <meta:editing-cycles>2</meta:editing-cycles>
    <meta:generator>LibreOffice/7.3.7.2$Linux_X86_64 LibreOffice_project/30$Build-2</meta:generator>
    <meta:document-statistic meta:table-count="2" meta:cell-count="4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61cm" svg:y="4.203cm" style:legend-expansion="high" chart:style-name="ch2"/>
        <chart:plot-area chart:style-name="ch3" table:cell-range-address="Q1.A1:Q1.B11" chart:data-source-has-labels="row" svg:x="0.258cm" svg:y="0.356cm" svg:width="14.136cm" svg:height="8.148cm">
          <chart:coordinate-region svg:x="0.879cm" svg:y="0.555cm" svg:width="13.328cm" svg:height="7.3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1.B2:Q1.B11" chart:label-cell-address="Q1.B1:Q1.B1" chart:class="chart:scatter">
            <chart:domain table:cell-range-address="Q1.A2:Q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Q1.B1:Q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Q1.A2:Q1.A11</svg:desc>
                </draw:g>
              </table:table-cell>
              <table:table-cell office:value-type="float" office:value="8">
                <text:p>8</text:p>
                <draw:g>
                  <svg:desc>Q1.B2:Q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2.962cm" svg:y="4.203cm" style:legend-expansion="high" chart:style-name="ch2"/>
        <chart:plot-area chart:style-name="ch3" table:cell-range-address="Q2.A1:Q2.B11" chart:data-source-has-labels="row" svg:x="0.319cm" svg:y="0.18cm" svg:width="12.324cm" svg:height="8.645cm">
          <chart:coordinate-region svg:x="0.941cm" svg:y="0.38cm" svg:width="11.516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2.B2:Q2.B11" chart:label-cell-address="Q2.B1:Q2.B1" chart:class="chart:scatter">
            <chart:domain table:cell-range-address="Q2.A2:Q2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Q2.B1:Q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Q2.A2:Q2.A11</svg:desc>
                </draw:g>
              </table:table-cell>
              <table:table-cell office:value-type="float" office:value="4">
                <text:p>4</text:p>
                <draw:g>
                  <svg:desc>Q2.B2:Q2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